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break-before="auto" fo:break-after="auto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11. Actividades evaluables 01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Marzo 2023</text:span><draw:frame draw:style-name="fr3" draw:name="image1.png" text:anchor-type="char" svg:x="3.156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2"><text:soft-page-break/><text:span text:style-name="T9"><text:s/>📕 </text:span><text:span text:style-name="T10">A entregar</text:span></text:p>
      <text:p text:style-name="P13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8">1. Fecha de entrega<text:tab/>2</text:span></text:a></text:p>
          <text:p text:style-name="P15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5"><text:a xlink:type="simple" xlink:href="#_mddm13ai61n6" text:style-name="Index_20_Link" text:visited-style-name="Index_20_Link"><text:span text:style-name="T18">3. Actividad 01<text:tab/>3</text:span></text:a></text:p>
          <text:p text:style-name="P15"><text:a xlink:type="simple" xlink:href="#_jsi4oxewkf1n" text:style-name="Index_20_Link" text:visited-style-name="Index_20_Link"><text:span text:style-name="T18">4. Actividad 02<text:tab/>3</text:span></text:a></text:p>
        </text:index-body>
      </text:table-of-content>
      <text:p text:style-name="P14"/>
      <text:p text:style-name="P17"/>
      <text:p text:style-name="P17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5">UD11. Actividades evaluables 01</text:span></text:p>
      <text:list xml:id="list1150761122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Miércoles 5 de abril a las 23:55.</text:span></text:p>
      <text:p text:style-name="Standard">La actividad será evaluada cuando haya pasado la fecha límite de la entrega.</text:p>
      <text:p text:style-name="P12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45412581284310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1127869737" text:style-name="WWNum1">
        <text:list-item>
          <text:p text:style-name="P25">Este entregable deberá enseñarse al profesor en el plazo pedido.</text:p>
        </text:list-item>
      </text:list>
      <text:p text:style-name="P12"><text:span text:style-name="T11"><text:s/>❕</text:span><text:span text:style-name="T12"> </text:span><text:span text:style-name="T10">Atención: </text:span>no cumplir estas consideraciones puede reducir la nota hasta 3 puntos.</text:p>
      <text:list xml:id="list145413118888104" text:continue-list="list145412581284310" text:style-name="WWNum2">
        <text:list-item>
          <text:p text:style-name="P27"><text:bookmark text:name="_mddm13ai61n6"/>Actividad 01</text:p>
        </text:list-item>
      </text:list>
      <text:p text:style-name="P10">Utiliza el cliente de correo “ThunderBird” <text:a xlink:type="simple" xlink:href="https://www.thunderbird.net/es-ES/" text:style-name="ListLabel_20_10" text:visited-style-name="ListLabel_20_10"><text:span text:style-name="T21">https://www.thunderbird.net/es-ES/</text:span></text:a> de forma que descargue tu correo electrónico (vale cualquier cuenta Hotmail, Outlook o Gmail) <text:span text:style-name="T20">sin eliminarlo del servidor</text:span> (es decir, que los correos sigan en el servidor para siempre). Puede ayudarte (con cierta cautela) este enlace para evitar que los borre al descargarlos:</text:p>
      <text:p text:style-name="P10"><text:a xlink:type="simple" xlink:href="https://grn.cat/soporte/faq-correo/configuracion-del-thunderbird-para-dejar-copia-al-servidor/?lang=es" text:style-name="ListLabel_20_10" text:visited-style-name="ListLabel_20_10"><text:span text:style-name="T21">https://grn.cat/soporte/faq-correo/configuracion-del-thunderbird-para-dejar-copia-al-servidor/?lang=es</text:span></text:a></text:p>
      <text:p text:style-name="P12"><text:span text:style-name="T11"><text:s/>❕</text:span><text:span text:style-name="T12"> </text:span><text:span text:style-name="T10">Atención: </text:span>por si acaso, haz las pruebas con una cuenta de correo que no uses y no haya información que puedas perder. <text:span text:style-name="T20">¡Sé cuidadoso!</text:span></text:p>
      <text:p text:style-name="P11"/>
      <text:p text:style-name="P12"><text:span text:style-name="T9"><text:s/>📕 </text:span><text:span text:style-name="T10">A entregar: </text:span>enseñar el profesorado ThunderBird recogiendo tu correo y dejándolo en tu buzón sin eliminarlos.</text:p>
      <text:list xml:id="list145412904080065" text:continue-numbering="true" text:style-name="WWNum2">
        <text:list-item>
          <text:p text:style-name="P26"><text:bookmark text:name="_jsi4oxewkf1n"/>Actividad 02</text:p>
        </text:list-item>
      </text:list>
      <text:p text:style-name="Standard">Tras realizar la actividad anterior, configurar varias carpetas de tu agrado para organizar tu correo (Instituto, Juegos, Publicidad, Amigos, etc.) y archiva algunos correos en ellas. Establece filtros para que las carpetas se comporten de manera inteligente.</text:p>
      <text:p text:style-name="Standard"><text:a xlink:type="simple" xlink:href="https://support.mozilla.org/es/kb/organizar-tus-mensajes-utilizando-filtros" text:style-name="ListLabel_20_10" text:visited-style-name="ListLabel_20_10"><text:span text:style-name="T21">https://support.mozilla.org/es/kb/organizar-tus-mensajes-utilizando-filtros</text:span></text:a></text:p>
      <text:p text:style-name="P12"><text:span text:style-name="T9"><text:s/>📕 </text:span><text:span text:style-name="T10">A entregar: </text:span>enseñar al profesorado ThunderBird con las carpetas y los filtros funcion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1. Actividades evaluables 01</text:span></text:p>
      </style:header>
      <style:footer>
        <text:p text:style-name="MP4"><text:span text:style-name="MT1">Aplicaciones Ofimáticas (Office Applications)<text:tab/><text:tab/>UD1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7" meta:word-count="375" meta:character-count="2560" meta:non-whitespace-character-count="2213"/>
    <meta:generator>LibreOfficeDev/6.0.5.2$Linux_X86_64 LibreOffice_project/</meta:generator>
  </office:meta>
</office:document-meta>
</file>